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8" calcext:value-type="float">
            <text:p>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table:formula="of:=COUNTIF([.D11:.L11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5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7-12-30T14:01:47.446827796</dc:date>
    <meta:editing-duration>PT44M18S</meta:editing-duration>
    <meta:editing-cycles>4</meta:editing-cycles>
    <meta:document-statistic meta:table-count="1" meta:cell-count="94" meta:object-count="0"/>
  </office:meta>
</office:document-meta>
</file>